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/>
    <style:font-face style:name="Source Code Pro" svg:font-family="'Source Code Pro'" style:font-family-generic="modern" style:font-pitch="fixed"/>
    <style:font-face style:name="Source Code Pro Medium" svg:font-family="'Source Code Pro Medium'" style:font-family-generic="modern" style:font-pitch="fixed"/>
    <style:font-face style:name="Source Code Pro Medium1" svg:font-family="'Source Code Pro Medium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1.83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 style:text-autospace="none"/>
      <style:text-properties fo:color="#000000" style:font-name="Source Code Pro Medium" fo:font-size="10.5pt" style:font-name-asian="NSimSun" style:font-size-asian="9.5pt" style:font-name-complex="NSimSun" style:font-size-complex="9.5pt"/>
    </style:style>
    <style:style style:name="P2" style:family="paragraph">
      <style:paragraph-properties fo:text-align="center"/>
      <style:text-properties style:font-name="Source Code Pro Medium" fo:font-size="10.5pt"/>
    </style:style>
    <style:style style:name="P3" style:family="paragraph">
      <style:paragraph-properties fo:text-align="center" style:text-autospace="none"/>
      <style:text-properties fo:color="#000000" style:font-name="Source Code Pro Medium" fo:font-size="10.5pt" style:font-name-asian="Source Code Pro Medium" style:font-size-asian="10.5pt" style:font-name-complex="NSimSun" style:font-size-complex="10.5pt"/>
    </style:style>
    <style:style style:name="P4" style:family="paragraph">
      <style:paragraph-properties fo:text-align="center"/>
      <style:text-properties style:font-name="Source Code Pro Medium" fo:font-size="10.5pt" style:font-name-asian="Source Code Pro Medium" style:font-size-asian="10.5pt" style:font-size-complex="10.5pt"/>
    </style:style>
    <style:style style:name="P5" style:family="paragraph">
      <style:paragraph-properties fo:text-align="center" style:text-autospace="none"/>
      <style:text-properties fo:color="#000000" style:font-name="Source Code Pro Medium1" fo:font-size="10.5pt" style:font-name-asian="Source Code Pro Medium1" style:font-size-asian="10.5pt" style:font-name-complex="NSimSun" style:font-size-complex="10.5pt"/>
    </style:style>
    <style:style style:name="P6" style:family="paragraph">
      <style:paragraph-properties fo:text-align="center"/>
      <style:text-properties style:font-name="Source Code Pro Medium1" fo:font-size="10.5pt" style:font-name-asian="Source Code Pro Medium1" style:font-size-asian="10.5pt" style:font-size-complex="10.5pt"/>
    </style:style>
    <style:style style:name="P7" style:family="paragraph">
      <style:paragraph-properties fo:text-align="center" style:text-autospace="none"/>
      <style:text-properties fo:color="#000000" style:font-name="Source Code Pro Medium" fo:font-size="10.5pt" style:font-name-asian="NSimSun" style:font-size-asian="10.5pt" style:font-name-complex="NSimSun" style:font-size-complex="10.5pt"/>
    </style:style>
    <style:style style:name="P8" style:family="paragraph">
      <style:paragraph-properties fo:text-align="center"/>
      <style:text-properties style:font-name="Source Code Pro Medium" fo:font-size="10.5pt" style:font-size-asian="10.5pt" style:font-size-complex="10.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paragraph-properties fo:margin-left="0cm" fo:margin-right="0.3cm" fo:margin-top="0cm" fo:margin-bottom="0cm" fo:text-indent="0cm"/>
      <style:text-properties style:font-name="Source Code Pro" style:font-name-asian="Source Code Pro"/>
    </style:style>
    <style:style style:name="P13" style:family="paragraph">
      <style:text-properties style:font-name="Source Code Pro" style:font-name-asian="Source Code Pro"/>
    </style:style>
    <style:style style:name="P14" style:family="paragraph">
      <loext:graphic-properties draw:fill="none" draw:fill-color="#ffffff"/>
      <style:paragraph-properties fo:margin-left="0cm" fo:margin-right="0.3cm" fo:margin-top="0cm" fo:margin-bottom="0cm" fo:text-indent="0cm"/>
      <style:text-properties style:font-name="Source Code Pro" style:font-name-asian="Source Code Pro"/>
    </style:style>
    <style:style style:name="T1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fo:font-weight="normal" style:letter-kerning="true" style:font-name-asian="NSimSun" style:font-size-asian="9.5pt" style:font-style-asian="normal" style:font-weight-asian="normal" style:font-name-complex="NSimSun" style:font-size-complex="9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Source Code Pro Medium" fo:font-size="10.5pt" style:font-name-asian="Source Code Pro Medium" style:font-size-asian="10.5pt" style:font-size-complex="10.5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Code Pro Medium" fo:font-size="10.5pt" fo:font-style="normal" fo:text-shadow="none" style:text-underline-style="none" fo:font-weight="normal" style:letter-kerning="true" style:font-name-asian="Source Code Pro Medium" style:font-size-asian="10.5pt" style:font-style-asian="normal" style:font-weight-asian="normal" style:font-name-complex="NSimSun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ource Code Pro Medium" fo:font-size="9pt" style:font-name-asian="Source Code Pro Medium" style:font-size-asian="9pt" style:font-size-complex="9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ource Code Pro Medium1" fo:font-size="10.5pt" fo:font-style="normal" fo:text-shadow="none" style:text-underline-style="none" fo:font-weight="normal" style:letter-kerning="true" style:font-name-asian="Source Code Pro Medium1" style:font-size-asian="10.5pt" style:font-style-asian="normal" style:font-weight-asian="normal" style:font-name-complex="NSimSun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Source Code Pro Medium1" fo:font-size="10.5pt" style:font-name-asian="Source Code Pro Medium1" style:font-size-asian="10.5pt" style:font-size-complex="10.5pt"/>
    </style:style>
    <style:style style:name="T7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fo:font-weight="normal" style:letter-kerning="true" style:font-name-asian="NSimSun" style:font-style-asian="normal" style:font-weight-asian="normal" style:font-name-complex="NSimSu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Source Code Pro" fo:font-size="12pt" style:font-name-asian="Source Code Pro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3cm" svg:height="1.8cm" svg:x="7.6cm" svg:y="4.7cm">
          <text:p text:style-name="P1"><text:span text:style-name="T1">Updater</text:span></text:p>
          <text:p text:style-name="P2"><text:span text:style-name="T2">自动更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3cm" svg:height="1.8cm" svg:x="15.9cm" svg:y="8.875cm">
          <text:p text:style-name="P3"><text:span text:style-name="T3">ConfigMgr</text:span></text:p>
          <text:p text:style-name="P4"><text:span text:style-name="T4">处理</text:span><text:span text:style-name="T4">config.j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3cm" svg:height="1.8cm" svg:x="2.1cm" svg:y="8.875cm">
          <text:p text:style-name="P5"><text:span text:style-name="T5">ShareLinkMgr</text:span></text:p>
          <text:p text:style-name="P6"><text:span text:style-name="T6">处理分享链接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3.3cm" svg:height="1.8cm" svg:x="4.8cm" svg:y="15.1cm">
          <text:p text:style-name="P7"><text:span text:style-name="T7">Notifier</text:span></text:p>
          <text:p text:style-name="P8">托盘图标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3cm" svg:height="1.8cm" svg:x="11.8cm" svg:y="15.1cm">
          <text:p text:style-name="P3"><text:span text:style-name="T3">PluginsServer</text:span></text:p>
          <text:p text:style-name="P4"><text:span text:style-name="T2">管理插件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3cm" svg:height="1.8cm" svg:x="7.4cm" svg:y="8.875cm">
          <text:p text:style-name="P3"><text:span text:style-name="T3">setting</text:span></text:p>
          <text:p text:style-name="P4"><text:span text:style-name="T2">管理设置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3cm" svg:height="1.8cm" svg:x="11.651cm" svg:y="11.5cm">
          <text:p text:style-name="P5"><text:span text:style-name="T5">Servers</text:span></text:p>
          <text:p text:style-name="P6"><text:span text:style-name="T6">管理各服务器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cm" svg:height="1.8cm" svg:x="11.651cm" svg:y="6.2cm">
          <text:p text:style-name="P2">Cache</text:p>
          <text:p text:style-name="P2"><text:span text:style-name="T2">缓存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9" draw:layer="layout" svg:x1="11.8cm" svg:y1="7.8cm" svg:x2="10.4cm" svg:y2="9cm">
          <text:p/>
        </draw:line>
        <draw:line draw:style-name="gr2" draw:text-style-name="P9" draw:layer="layout" svg:x1="13.3cm" svg:y1="11.2cm" svg:x2="13.3cm" svg:y2="8.3cm">
          <text:p/>
        </draw:line>
        <draw:line draw:style-name="gr2" draw:text-style-name="P9" draw:layer="layout" svg:x1="12cm" svg:y1="11.7cm" svg:x2="10.4cm" svg:y2="10.4cm">
          <text:p/>
        </draw:line>
        <draw:line draw:style-name="gr2" draw:text-style-name="P9" draw:layer="layout" svg:x1="15.6cm" svg:y1="9.7cm" svg:x2="11cm" svg:y2="9.7cm">
          <text:p/>
        </draw:line>
        <draw:line draw:style-name="gr2" draw:text-style-name="P9" draw:layer="layout" svg:x1="16.1cm" svg:y1="10.6cm" svg:x2="14.5cm" svg:y2="11.7cm">
          <text:p/>
        </draw:line>
        <draw:line draw:style-name="gr2" draw:text-style-name="P9" draw:layer="layout" svg:x1="14.9cm" svg:y1="11.9cm" svg:x2="16.5cm" svg:y2="10.8cm">
          <text:p/>
        </draw:line>
        <draw:line draw:style-name="gr2" draw:text-style-name="P9" draw:layer="layout" svg:x1="16.5cm" svg:y1="8.9cm" svg:x2="14.9cm" svg:y2="7.6cm">
          <text:p/>
        </draw:line>
        <draw:line draw:style-name="gr2" draw:text-style-name="P9" draw:layer="layout" svg:x1="5.6cm" svg:y1="9.8cm" svg:x2="7.3cm" svg:y2="9.8cm">
          <text:p/>
        </draw:line>
        <draw:line draw:style-name="gr2" draw:text-style-name="P9" draw:layer="layout" svg:x1="5.4cm" svg:y1="9.1cm" svg:x2="11.5cm" svg:y2="7.3cm">
          <text:p/>
        </draw:line>
        <draw:line draw:style-name="gr2" draw:text-style-name="P9" draw:layer="layout" svg:x1="5.6cm" svg:y1="10.4cm" svg:x2="11.4cm" svg:y2="12.2cm">
          <text:p/>
        </draw:line>
        <draw:line draw:style-name="gr2" draw:text-style-name="P9" draw:layer="layout" svg:x1="5.7cm" svg:y1="15.1cm" svg:x2="4.2cm" svg:y2="10.9cm">
          <text:p/>
        </draw:line>
        <draw:line draw:style-name="gr2" draw:text-style-name="P9" draw:layer="layout" svg:x1="6.9cm" svg:y1="14.9cm" svg:x2="9cm" svg:y2="10.7cm">
          <text:p/>
        </draw:line>
        <draw:line draw:style-name="gr2" draw:text-style-name="P9" draw:layer="layout" svg:x1="7.9cm" svg:y1="15.2cm" svg:x2="12cm" svg:y2="13cm">
          <text:p/>
        </draw:line>
        <draw:line draw:style-name="gr2" draw:text-style-name="P9" draw:layer="layout" svg:x1="11.5cm" svg:y1="16.1cm" svg:x2="8.4cm" svg:y2="16.1cm">
          <text:p/>
        </draw:line>
        <draw:line draw:style-name="gr2" draw:text-style-name="P9" draw:layer="layout" svg:x1="11.9cm" svg:y1="15.5cm" svg:x2="5cm" svg:y2="10.7cm">
          <text:p/>
        </draw:line>
        <draw:line draw:style-name="gr2" draw:text-style-name="P9" draw:layer="layout" svg:x1="13.2cm" svg:y1="15cm" svg:x2="13.2cm" svg:y2="13.5cm">
          <text:p/>
        </draw:line>
        <draw:line draw:style-name="gr2" draw:text-style-name="P9" draw:layer="layout" svg:x1="15cm" svg:y1="15.4cm" svg:x2="17.8cm" svg:y2="10.8cm">
          <text:p/>
        </draw:line>
        <draw:line draw:style-name="gr2" draw:text-style-name="P9" draw:layer="layout" svg:x1="12.1cm" svg:y1="15.3cm" svg:x2="9.6cm" svg:y2="10.7cm">
          <text:p/>
        </draw:line>
        <draw:line draw:style-name="gr2" draw:text-style-name="P9" draw:layer="layout" svg:x1="9.2cm" svg:y1="6.6cm" svg:x2="9.2cm" svg:y2="8.8cm">
          <text:p/>
        </draw:line>
        <draw:line draw:style-name="gr2" draw:text-style-name="P9" draw:layer="layout" svg:x1="10.1cm" svg:y1="6.5cm" svg:x2="12.8cm" svg:y2="11.3cm">
          <text:p/>
        </draw:line>
        <draw:frame draw:style-name="gr3" draw:text-style-name="P11" draw:layer="layout" svg:width="11.079cm" svg:height="1.089cm" svg:x="4.961cm" svg:y="1.942cm">
          <draw:text-box>
            <text:p text:style-name="P10">V2RayGCon v1.1.13 各服务调用关系</text:p>
          </draw:text-box>
        </draw:frame>
        <draw:frame draw:style-name="gr3" draw:text-style-name="P14" draw:layer="layout" svg:width="8.163cm" svg:height="1.838cm" svg:x="2.752cm" svg:y="18.091cm">
          <draw:text-box>
            <text:p text:style-name="P12"><text:span text:style-name="T8">注</text:span><text:span text:style-name="T8">:</text:span></text:p>
            <text:p text:style-name="P13"><text:span text:style-name="T8">A→B </text:span><text:span text:style-name="T8">表示</text:span><text:span text:style-name="T8">A</text:span><text:span text:style-name="T8">调用</text:span><text:span text:style-name="T8">B</text:span></text:p>
            <text:p text:style-name="P13"><text:span text:style-name="T8">以上服务均由</text:span><text:span text:style-name="T8">Service.Launcher</text:span><text:span text:style-name="T8">启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/>
    <style:font-face style:name="Source Code Pro" svg:font-family="'Source Code Pro'" style:font-family-generic="modern" style:font-pitch="fixed"/>
    <style:font-face style:name="Source Code Pro Medium" svg:font-family="'Source Code Pro Medium'" style:font-family-generic="modern" style:font-pitch="fixed"/>
    <style:font-face style:name="Source Code Pro Medium1" svg:font-family="'Source Code Pro Medium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绿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11:11:44.046000000</meta:creation-date>
    <dc:date>2019-04-14T12:17:28.412000000</dc:date>
    <meta:editing-duration>PT2M14S</meta:editing-duration>
    <meta:editing-cycles>1</meta:editing-cycles>
    <meta:document-statistic meta:object-count="30"/>
    <meta:generator>LibreOffice/6.1.5.2$Windows_X86_64 LibreOffice_project/90f8dcf33c87b3705e78202e3df5142b201bd805</meta:generator>
  </office:meta>
</office:document-meta>
</file>